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600000148AA06AD7649D3AB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paragraph-rsid="00150b4b"/>
    </style:style>
    <style:style style:name="P2" style:family="paragraph" style:parent-style-name="Standard">
      <style:paragraph-properties fo:text-align="center" style:justify-single-word="false"/>
      <style:text-properties style:font-name="Roboto" fo:font-size="22pt" fo:font-weight="bold" officeooo:rsid="00150b4b" officeooo:paragraph-rsid="00150b4b" style:font-size-asian="22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4799in" svg:y="3.6799in" svg:width="1.9756in" svg:height="1.6618in" draw:z-index="0"><draw:image xlink:href="Pictures/100002010000018600000148AA06AD7649D3AB9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ax<text:span text:style-name="T1">Ap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04:36:49.626973662</meta:creation-date>
    <dc:date>2019-07-16T04:46:39.863414905</dc:date>
    <meta:editing-duration>PT6M17S</meta:editing-duration>
    <meta:editing-cycles>2</meta:editing-cycles>
    <meta:generator>LibreOffice/5.2.7.2$Linux_X86_64 LibreOffice_project/20m0$Build-2</meta:generator>
    <meta:document-statistic meta:table-count="0" meta:image-count="1" meta:object-count="0" meta:page-count="1" meta:paragraph-count="1" meta:word-count="1" meta:character-count="6" meta:non-whitespace-character-count="6"/>
  </office:meta>
</office:document-meta>
</file>